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Naskh Arabic1" svg:font-family="'Noto Naskh Arabic'" style:font-adornments="Regular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-complex="Noto Naskh Arabic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9b2b3" officeooo:paragraph-rsid="0019b2b3" style:font-name-complex="Noto Naskh Arabic"/>
    </style:style>
    <style:style style:name="P3" style:family="paragraph" style:parent-style-name="Standard">
      <style:paragraph-properties fo:text-align="center" style:justify-single-word="false"/>
      <style:text-properties fo:font-size="42pt" fo:font-weight="bold" style:font-size-asian="42pt" style:font-weight-asian="bold" style:font-name-complex="Noto Naskh Arabic" style:font-size-complex="42pt" style:font-weight-complex="bold"/>
    </style:style>
    <style:style style:name="T1" style:family="text">
      <style:text-properties style:font-name-complex="B nazan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3">پاسخ تمرین سری اول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حسام مومیوند فرد</text:p>
      <text:p text:style-name="P1">۸۱۰۸۰۳۰۶۳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Naskh Arabic1" svg:font-family="'Noto Naskh Arabic'" style:font-adornments="Regular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auto" style:writing-mode="rl-tb"/>
      <style:text-properties style:font-name-asian="Noto Naskh Arabic1" style:font-family-asian="'Noto Naskh Arabic'" style:font-style-name-asian="Regular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19:40.693819141</meta:creation-date>
    <dc:date>2024-10-26T13:33:50.477518257</dc:date>
    <meta:editing-duration>PT13M17S</meta:editing-duration>
    <meta:editing-cycles>2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4" meta:word-count="11" meta:character-count="53" meta:non-whitespace-character-count="46"/>
  </office:meta>
</office:document-meta>
</file>